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David Daube</text:p>
      <text:p text:style-name="Standard"><text:tab/>Shannon Sossamon</text:p>
      <text:p text:style-name="Standard"><text:tab/>Shane Vetti</text:p>
      <text:p text:style-name="Standard"/>
      <text:p text:style-name="Standard"/>
      <text:p text:style-name="Standard"><text:tab/><text:span text:style-name="T1">GameCycler</text:span></text:p>
      <text:p text:style-name="Standard"/>
      <text:p text:style-name="Standard"/>
      <text:p text:style-name="Standard"><text:tab/>Our concept is a Craigslist/eBay-like site in which the primary focus is buying, selling, and trading video games. People who are trying to buy these previously-owned games will be able to both see an entire list of the games posted within the generation of gaming in which they are interested, or perform a custom search based on attributes that games commonly possess, such as release year, genre, or platform, as well as qualifiers that would commonly apply to a marketplace site, like an asking price, item condition, contact information, and miscellaneous notes about a particular copy of a g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4T14:29:15.29</meta:creation-date>
    <dc:date>2012-02-14T21:08:10.07</dc:date>
    <meta:editing-duration>PT6H38M54S</meta:editing-duration>
    <meta:editing-cycles>4</meta:editing-cycles>
    <meta:generator>LibreOffice/3.4$Win32 LibreOffice_project/340m1$Build-502</meta:generator>
    <meta:document-statistic meta:table-count="0" meta:image-count="0" meta:object-count="0" meta:page-count="1" meta:paragraph-count="5" meta:word-count="106" meta:character-count="654" meta:non-whitespace-character-count="548"/>
  </office:meta>
</office:document-meta>
</file>